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2A9000001EA39119D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41cm" svg:height="19cm" svg:x="0.911cm" svg:y="1cm">
          <draw:image xlink:href="Pictures/10000000000002A9000001EA39119DD4.png" xlink:type="simple" xlink:show="embed" xlink:actuate="onLoad">
            <text:p/>
          </draw:image>
        </draw:frame>
        <draw:custom-shape draw:style-name="gr2" draw:text-style-name="P1" draw:layer="layout" svg:width="4cm" svg:height="16cm" svg:x="2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3cm" svg:x="23cm" svg:y="3cm">
          <text:p text:style-name="P1">RED</text:p>
          <text:p text:style-name="P1">TOWER</text:p>
          <text:p text:style-name="P1">cost: 10/10/10</text:p>
          <text:p text:style-name="P1">dmg: 20/3/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3cm" svg:x="23cm" svg:y="6cm">
          <text:p text:style-name="P1">GREEN</text:p>
          <text:p text:style-name="P1">TOWER</text:p>
          <text:p text:style-name="P1">cost: 10/10/10</text:p>
          <text:p text:style-name="P1">dmg: 20/3/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3cm" svg:x="23cm" svg:y="9cm">
          <text:p text:style-name="P2"><text:span text:style-name="T1">BLUE</text:span></text:p>
          <text:p text:style-name="P2"><text:span text:style-name="T1">TOWER</text:span></text:p>
          <text:p text:style-name="P2"><text:span text:style-name="T1">cost: 10/10/10</text:span></text:p>
          <text:p text:style-name="P2"><text:span text:style-name="T1">dmg: 20/3/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4cm" svg:x="23cm" svg:y="15cm">
          <text:p text:style-name="P1">SEND WAV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3cm" svg:x="23cm" svg:y="12cm">
          <text:p text:style-name="P1">YELLOW</text:p>
          <text:p text:style-name="P1">TOWER</text:p>
          <text:p text:style-name="P1">cost: 10/10/10</text:p>
          <text:p text:style-name="P1">dmg: 20/3/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.5cm" svg:height="1cm" svg:x="5cm" svg:y="3cm">
          <text:p text:style-name="P1">Money / Stats / Lif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cm" svg:height="0.5cm" svg:x="1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3cm" svg:height="5cm" svg:x="27.5cm" svg:y="3cm">
          <text:p text:style-name="P1"><text:span text:style-name="T2">BACK</text:span></text:p>
          <text:p text:style-name="P1"><text:span text:style-name="T2">(exit)</text:span></text:p>
          <text:p text:style-name="P1"><text:span text:style-name="T2"/></text:p>
          <text:p text:style-name="P1"><text:span text:style-name="T2">not mapped</text:span></text:p>
          <text:p text:style-name="P1"><text:span text:style-name="T2">(+exit menu)</text:span></text:p>
          <text:p text:style-name="P1"><text:span text:style-name="T2">on Deskto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5cm" svg:x="27.5cm" svg:y="14cm">
          <text:p text:style-name="P1"><text:span text:style-name="T2">MENU</text:span></text:p>
          <text:p text:style-name="P1"><text:span text:style-name="T2"/></text:p>
          <text:p text:style-name="P1"><text:span text:style-name="T2">ESC</text:span></text:p>
          <text:p text:style-name="P1"><text:span text:style-name="T2">on Deskto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5cm" svg:x="27.5cm" svg:y="8.5cm">
          <text:p text:style-name="P1"><text:span text:style-name="T2">HOME</text:span></text:p>
          <text:p text:style-name="P1"><text:span text:style-name="T2"/></text:p>
          <text:p text:style-name="P1"><text:span text:style-name="T2">cannot</text:span></text:p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26.41cm" svg:height="19cm" svg:x="0.911cm" svg:y="1cm">
          <draw:image xlink:href="Pictures/10000000000002A9000001EA39119DD4.png" xlink:type="simple" xlink:show="embed" xlink:actuate="onLoad">
            <text:p/>
          </draw:image>
        </draw:frame>
        <draw:custom-shape draw:style-name="gr2" draw:text-style-name="P1" draw:layer="layout" svg:width="4cm" svg:height="16cm" svg:x="23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cm" svg:height="12cm" svg:x="2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cm" svg:height="4cm" svg:x="23cm" svg:y="15cm">
          <text:p text:style-name="P1"><text:span text:style-name="T2">UNSELEC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5cm" svg:x="27.5cm" svg:y="3cm">
          <text:p text:style-name="P1"><text:span text:style-name="T2">BACK</text:span></text:p>
          <text:p text:style-name="P1"><text:span text:style-name="T2">(exit)</text:span></text:p>
          <text:p text:style-name="P1"><text:span text:style-name="T2"/></text:p>
          <text:p text:style-name="P1"><text:span text:style-name="T2">not mapped</text:span></text:p>
          <text:p text:style-name="P1"><text:span text:style-name="T2">(+exit menu)</text:span></text:p>
          <text:p text:style-name="P1"><text:span text:style-name="T2">on Deskto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5cm" svg:x="27.5cm" svg:y="14cm">
          <text:p text:style-name="P1"><text:span text:style-name="T2">MENU</text:span></text:p>
          <text:p text:style-name="P1"><text:span text:style-name="T2"/></text:p>
          <text:p text:style-name="P1"><text:span text:style-name="T2">ESC</text:span></text:p>
          <text:p text:style-name="P1"><text:span text:style-name="T2">on Deskto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5cm" svg:x="27.5cm" svg:y="8.5cm">
          <text:p text:style-name="P1"><text:span text:style-name="T2">HOME</text:span></text:p>
          <text:p text:style-name="P1"><text:span text:style-name="T2"/></text:p>
          <text:p text:style-name="P1"><text:span text:style-name="T2">cannot</text:span></text:p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4.5cm" svg:height="1cm" svg:x="5cm" svg:y="3cm">
          <text:p text:style-name="P1"><text:span text:style-name="T2">Money / Stats / Life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cm" svg:height="0.5cm" svg:x="1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cm" svg:height="3cm" svg:x="23cm" svg:y="3cm">
          <text:p text:style-name="P1">Upgrade 1</text:p>
          <text:p text:style-name="P1">cost: 1/2/3</text:p>
          <text:p text:style-name="P1">+ 31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3cm" svg:x="23cm" svg:y="6cm">
          <text:p text:style-name="P1">Upgrade 2</text:p>
          <text:p text:style-name="P1">cost: 1/2/3</text:p>
          <text:p text:style-name="P1">+ 312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cm" svg:height="6cm" svg:x="23cm" svg:y="9cm">
          <text:p text:style-name="P1">Information</text:p>
          <text:p text:style-name="P1">on</text:p>
          <text:p text:style-name="P1">selected</text:p>
          <text:p text:style-name="P1">thing</text:p>
          <text:p text:style-name="P1">...</text:p>
          <text:p text:style-name="P1">...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26.41cm" svg:height="19cm" svg:x="0.911cm" svg:y="1cm">
          <draw:image xlink:href="Pictures/10000000000002A9000001EA39119DD4.png" xlink:type="simple" xlink:show="embed" xlink:actuate="onLoad">
            <text:p/>
          </draw:image>
        </draw:frame>
        <draw:custom-shape draw:style-name="gr11" draw:text-style-name="P1" draw:layer="layout" svg:width="26cm" svg:height="16cm" svg:x="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5cm" svg:height="13cm" svg:x="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4.5cm" svg:height="1cm" svg:x="5cm" svg:y="3cm">
          <text:p text:style-name="P1"><text:span text:style-name="T2">Money / Stats / Lif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5cm" svg:height="1.5cm" svg:x="8cm" svg:y="5cm">
          <text:p text:style-name="P1">Exit G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.5cm" svg:height="1.5cm" svg:x="8cm" svg:y="7cm">
          <text:p text:style-name="P1">Restart Level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5cm" svg:height="1.5cm" svg:x="8cm" svg:y="9cm">
          <text:p text:style-name="P1">Level Selection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5cm" svg:height="1.5cm" svg:x="8cm" svg:y="11cm">
          <text:p text:style-name="P1">Highscores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5cm" svg:height="1.5cm" svg:x="8cm" svg:y="13cm">
          <text:p text:style-name="P1">Achievements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5cm" svg:height="1.5cm" svg:x="8cm" svg:y="15cm">
          <text:p text:style-name="P1">Manual / Lexic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cm" svg:height="0.5cm" svg:x="1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3cm" svg:height="5cm" svg:x="27.5cm" svg:y="3cm">
          <text:p text:style-name="P1"><text:span text:style-name="T2">BACK</text:span></text:p>
          <text:p text:style-name="P1"><text:span text:style-name="T2">(exit)</text:span></text:p>
          <text:p text:style-name="P1"><text:span text:style-name="T2"/></text:p>
          <text:p text:style-name="P1"><text:span text:style-name="T2">not mapped</text:span></text:p>
          <text:p text:style-name="P1"><text:span text:style-name="T2">(+exit menu)</text:span></text:p>
          <text:p text:style-name="P1"><text:span text:style-name="T2">on Deskto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5cm" svg:x="27.5cm" svg:y="14cm">
          <text:p text:style-name="P1"><text:span text:style-name="T2">MENU</text:span></text:p>
          <text:p text:style-name="P1"><text:span text:style-name="T2"/></text:p>
          <text:p text:style-name="P1"><text:span text:style-name="T2">ESC</text:span></text:p>
          <text:p text:style-name="P1"><text:span text:style-name="T2">on Deskto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5cm" svg:x="27.5cm" svg:y="8.5cm">
          <text:p text:style-name="P1"><text:span text:style-name="T2">HOME</text:span></text:p>
          <text:p text:style-name="P1"><text:span text:style-name="T2"/></text:p>
          <text:p text:style-name="P1"><text:span text:style-name="T2">cannot</text:span></text:p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ue_20_Crossed_20_0_20_Degrees" draw:display-name="Blue Crossed 0 Degrees" draw:style="double" draw:color="#000080" draw:distance="0.076cm" draw:rotation="90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hatch" draw:fill-color="#99ccff" draw:fill-gradient-name="Gradient_20_7" draw:fill-hatch-name="Blue_20_Crossed_20_0_20_Degrees" draw:fill-hatch-solid="false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Nagel</meta:initial-creator>
    <meta:creation-date>2010-09-29T19:22:03</meta:creation-date>
    <dc:date>2010-10-01T11:55:00</dc:date>
    <dc:creator>Michael Nagel</dc:creator>
    <meta:editing-duration>PT00H11M30S</meta:editing-duration>
    <meta:editing-cycles>4</meta:editing-cycles>
    <meta:generator>OpenOffice.org/3.2$Linux OpenOffice.org_project/320m12$Build-9483</meta:generator>
    <meta:document-statistic meta:object-count="38"/>
  </office:meta>
</office:document-meta>
</file>